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u dictionnaire des données de mon projet</text:p>
      <text:p text:style-name="Standard"/>
      <text:p text:style-name="Standard">Des articles de presse</text:p>
      <text:p text:style-name="Standard">Des articles de privé</text:p>
      <text:p text:style-name="Standard">Des vidéos</text:p>
      <text:p text:style-name="Standard">Des liens </text:p>
      <text:p text:style-name="Standard">Des photos</text:p>
      <text:p text:style-name="Standard"/>
      <text:p text:style-name="Standard"/>
      <text:p text:style-name="Standard">Un lexique abécédaire </text:p>
      <text:p text:style-name="Standard"/>
      <text:p text:style-name="Standard"/>
      <text:p text:style-name="Standard">Un forum dépôt</text:p>
      <text:p text:style-name="Standard"/>
      <text:p text:style-name="Standard">Un modérateur</text:p>
      <text:p text:style-name="Standard">Un dépositaire</text:p>
      <text:p text:style-name="Standard">demande</text:p>
      <text:p text:style-name="Standard">validation</text:p>
      <text:p text:style-name="Standard"/>
      <text:p text:style-name="Standard"/>
      <text:p text:style-name="Standard">Un forum discussion </text:p>
      <text:p text:style-name="Standard"/>
      <text:p text:style-name="Standard">Thème</text:p>
      <text:p text:style-name="Standard">Catégories</text:p>
      <text:p text:style-name="Standard"><text:s/></text:p>
      <text:p text:style-name="Standard"/>
      <text:p text:style-name="Standard">Se connecter </text:p>
      <text:p text:style-name="Standard">Se déconnecter </text:p>
      <text:p text:style-name="Standard">S’inscrire</text:p>
      <text:p text:style-name="Standard"/>
      <text:p text:style-name="Standard">Nom </text:p>
      <text:p text:style-name="Standard">Prénom</text:p>
      <text:p text:style-name="Standard">Pseudo </text:p>
      <text:p text:style-name="Standard">Adresse mail</text:p>
      <text:p text:style-name="Standard">Date de naissance</text:p>
      <text:p text:style-name="Standard">Mot de pas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érie Belarbia</meta:initial-creator>
    <meta:creation-date>2021-11-27T14:56:23.42</meta:creation-date>
    <dc:date>2021-11-27T16:13:48.26</dc:date>
    <dc:creator>Valérie Belarbia</dc:creator>
    <meta:editing-duration>PT1M3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5" meta:word-count="55" meta:character-count="332"/>
  </office:meta>
</office:document-meta>
</file>